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اكمل_20_باقي_20_البيانات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كمل باقي البيانات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اسم الشخص</text:p>
          </table:table-cell>
          <table:table-cell table:style-name="ce1" office:value-type="string" calcext:value-type="string">
            <text:p>الأجهزة</text:p>
          </table:table-cell>
          <table:table-cell table:style-name="ce1" office:value-type="string" calcext:value-type="string">
            <text:p>البرمجيات</text:p>
          </table:table-cell>
          <table:table-cell table:style-name="ce1" office:value-type="string" calcext:value-type="string">
            <text:p>البرمجة</text:p>
          </table:table-cell>
          <table:table-cell table:style-name="ce1" office:value-type="string" calcext:value-type="string">
            <text:p>الأمن السيبراني</text:p>
          </table:table-cell>
          <table:table-cell table:style-name="ce1" office:value-type="string" calcext:value-type="string">
            <text:p>الفنون الرقمية</text:p>
          </table:table-cell>
          <table:table-cell table:style-name="ce1" office:value-type="string" calcext:value-type="string">
            <text:p>علم البيانات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علي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فاطمة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خالد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نوره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أحم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اكمل باقي البيانات'.H26" table:end-x="10.69pt" table:end-y="5.22pt" draw:z-index="0" draw:name="Chart 1" draw:style-name="gr1" draw:text-style-name="P1" svg:width="449.97pt" svg:height="278.22pt" svg:x="51.76pt" svg:y="10.49pt">
              <draw:object draw:notify-on-update-of-ranges="'اكمل باقي البيانات'.B1:'اكمل باقي البيانات'.G1 'اكمل باقي البيانات'.A2:'اكمل باقي البيانات'.A2 'اكمل باقي البيانات'.B2:'اكمل باقي البيانات'.G2 'اكمل باقي البيانات'.A3:'اكمل باقي البيانات'.A3 'اكمل باقي البيانات'.B3:'اكمل باقي البيانات'.G3 'اكمل باقي البيانات'.A4:'اكمل باقي البيانات'.A4 'اكمل باقي البيانات'.B4:'اكمل باقي البيانات'.G4 'اكمل باقي البيانات'.A5:'اكمل باقي البيانات'.A5 'اكمل باقي البيانات'.B5:'اكمل باقي البيانات'.G5 'اكمل باقي البيانات'.A6:'اكمل باقي البيانات'.A6 'اكمل باقي البيانات'.B6:'اكمل باقي البيانات'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اكمل_20_باقي_20_البيانات" style:display-name="PageStyle_اكمل باقي البيانات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194cm" svg:y="3.613cm" style:legend-expansion="high" chart:style-name="ch2"/>
        <chart:plot-area chart:style-name="ch3" table:cell-range-address="'اكمل باقي البيانات'.A1:'اكمل باقي البيانات'.G6" chart:data-source-has-labels="both" svg:x="0.317cm" svg:y="0.196cm" svg:width="13.56cm" svg:height="8.394cm">
          <chartooo:coordinate-region svg:x="0.788cm" svg:y="0.395cm" svg:width="13.089cm" svg:height="7.698cm"/>
          <chart:axis chart:dimension="x" chart:name="primary-x" chart:style-name="ch4" chartooo:axis-type="text">
            <chart:title svg:x="6.08cm" svg:y="8.787cm" chart:style-name="ch5">
              <text:p>اسم الشخص</text:p>
            </chart:title>
            <chart:categories table:cell-range-address="'اكمل باقي البيانات'.B1:'اكمل باقي البيانات'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اكمل باقي البيانات'.B2:'اكمل باقي البيانات'.G2" chart:label-cell-address="'اكمل باقي البيانات'.A2:'اكمل باقي البيانات'.A2" chart:class="chart:bar">
            <chart:data-point chart:repeated="6"/>
          </chart:series>
          <chart:series chart:style-name="ch9" chart:values-cell-range-address="'اكمل باقي البيانات'.B3:'اكمل باقي البيانات'.G3" chart:label-cell-address="'اكمل باقي البيانات'.A3:'اكمل باقي البيانات'.A3" chart:class="chart:bar">
            <chart:data-point chart:repeated="6"/>
          </chart:series>
          <chart:series chart:style-name="ch10" chart:values-cell-range-address="'اكمل باقي البيانات'.B4:'اكمل باقي البيانات'.G4" chart:label-cell-address="'اكمل باقي البيانات'.A4:'اكمل باقي البيانات'.A4" chart:class="chart:bar">
            <chart:data-point chart:repeated="6"/>
          </chart:series>
          <chart:series chart:style-name="ch11" chart:values-cell-range-address="'اكمل باقي البيانات'.B5:'اكمل باقي البيانات'.G5" chart:label-cell-address="'اكمل باقي البيانات'.A5:'اكمل باقي البيانات'.A5" chart:class="chart:bar">
            <chart:data-point chart:repeated="6"/>
          </chart:series>
          <chart:series chart:style-name="ch12" chart:values-cell-range-address="'اكمل باقي البيانات'.B6:'اكمل باقي البيانات'.G6" chart:label-cell-address="'اكمل باقي البيانات'.A6:'اكمل باقي البيانات'.A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الأجهزة</text:p>
                <draw:g>
                  <svg:desc>'اكمل باقي البيانات'.B1:'اكمل باقي البيانات'.G1</svg:desc>
                </draw:g>
              </table:table-cell>
              <table:table-cell office:value-type="string">
                <text:p>البرمجيات</text:p>
              </table:table-cell>
              <table:table-cell office:value-type="string">
                <text:p>البرمجة</text:p>
              </table:table-cell>
              <table:table-cell office:value-type="string">
                <text:p>الأمن السيبراني</text:p>
              </table:table-cell>
              <table:table-cell office:value-type="string">
                <text:p>الفنون الرقمية</text:p>
              </table:table-cell>
              <table:table-cell office:value-type="string">
                <text:p>علم البيانات</text:p>
              </table:table-cell>
            </table:table-row>
          </table:table-header-rows>
          <table:table-rows>
            <table:table-row>
              <table:table-cell office:value-type="string">
                <text:p>علي</text:p>
                <draw:g>
                  <svg:desc>'اكمل باقي البيانات'.A2:'اكمل باقي البيانات'.A2</svg:desc>
                </draw:g>
              </table:table-cell>
              <table:table-cell office:value-type="float" office:value="3">
                <text:p>3</text:p>
                <draw:g>
                  <svg:desc>'اكمل باقي البيانات'.B2:'اكمل باقي البيانات'.G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فاطمة</text:p>
                <draw:g>
                  <svg:desc>'اكمل باقي البيانات'.A3:'اكمل باقي البيانات'.A3</svg:desc>
                </draw:g>
              </table:table-cell>
              <table:table-cell office:value-type="float" office:value="2">
                <text:p>2</text:p>
                <draw:g>
                  <svg:desc>'اكمل باقي البيانات'.B3:'اكمل باقي البيانات'.G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خالد</text:p>
                <draw:g>
                  <svg:desc>'اكمل باقي البيانات'.A4:'اكمل باقي البيانات'.A4</svg:desc>
                </draw:g>
              </table:table-cell>
              <table:table-cell office:value-type="float" office:value="4">
                <text:p>4</text:p>
                <draw:g>
                  <svg:desc>'اكمل باقي البيانات'.B4:'اكمل باقي البيانات'.G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نوره</text:p>
                <draw:g>
                  <svg:desc>'اكمل باقي البيانات'.A5:'اكمل باقي البيانات'.A5</svg:desc>
                </draw:g>
              </table:table-cell>
              <table:table-cell office:value-type="float" office:value="1">
                <text:p>1</text:p>
                <draw:g>
                  <svg:desc>'اكمل باقي البيانات'.B5:'اكمل باقي البيانات'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أحمد</text:p>
                <draw:g>
                  <svg:desc>'اكمل باقي البيانات'.A6:'اكمل باقي البيانات'.A6</svg:desc>
                </draw:g>
              </table:table-cell>
              <table:table-cell office:value-type="float" office:value="5">
                <text:p>5</text:p>
                <draw:g>
                  <svg:desc>'اكمل باقي البيانات'.B6:'اكمل باقي البيانات'.G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